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8pt" fo:font-style="italic" style:text-underline-style="none" fo:font-weight="bold" officeooo:paragraph-rsid="001b135d" style:text-blinking="false" fo:background-color="transparent"/>
    </style:style>
    <style:style style:name="P2" style:family="paragraph" style:parent-style-name="Standard">
      <style:text-properties officeooo:paragraph-rsid="001b135d"/>
    </style:style>
    <style:style style:name="P3" style:family="paragraph" style:parent-style-name="Standard">
      <style:text-properties officeooo:rsid="001b135d" officeooo:paragraph-rsid="001b135d"/>
    </style:style>
    <style:style style:name="P4" style:family="paragraph" style:parent-style-name="Standard">
      <style:text-properties style:text-line-through-style="solid" style:text-line-through-type="single" officeooo:paragraph-rsid="001b135d"/>
    </style:style>
    <style:style style:name="P5" style:family="paragraph" style:parent-style-name="Standard">
      <style:text-properties style:text-line-through-style="solid" style:text-line-through-type="single" style:text-underline-style="none" officeooo:rsid="001c3913" officeooo:paragraph-rsid="001c3913"/>
    </style:style>
    <style:style style:name="P6" style:family="paragraph" style:parent-style-name="Standard">
      <style:text-properties style:text-line-through-style="solid" style:text-line-through-type="single" officeooo:rsid="001b135d" officeooo:paragraph-rsid="001b135d"/>
    </style:style>
    <style:style style:name="P7" style:family="paragraph" style:parent-style-name="Standard">
      <style:text-properties style:text-line-through-style="solid" style:text-line-through-type="single" officeooo:rsid="001c3913" officeooo:paragraph-rsid="001c3913"/>
    </style:style>
    <style:style style:name="P8" style:family="paragraph" style:parent-style-name="Standard">
      <style:text-properties style:text-line-through-style="solid" style:text-line-through-type="single" officeooo:rsid="001cbc87" officeooo:paragraph-rsid="001cbc87"/>
    </style:style>
    <style:style style:name="P9" style:family="paragraph" style:parent-style-name="Standard">
      <style:text-properties style:text-line-through-style="solid" style:text-line-through-type="single" officeooo:rsid="001da70a" officeooo:paragraph-rsid="001da70a"/>
    </style:style>
    <style:style style:name="P10" style:family="paragraph" style:parent-style-name="Standard">
      <style:text-properties style:text-line-through-style="solid" style:text-line-through-type="single" officeooo:paragraph-rsid="001c3913"/>
    </style:style>
    <style:style style:name="P11" style:family="paragraph" style:parent-style-name="Standard">
      <style:text-properties officeooo:rsid="001c3913" officeooo:paragraph-rsid="001c3913"/>
    </style:style>
    <style:style style:name="P12" style:family="paragraph" style:parent-style-name="Standard">
      <style:text-properties officeooo:paragraph-rsid="001c3913"/>
    </style:style>
    <style:style style:name="P13" style:family="paragraph" style:parent-style-name="Standard">
      <style:text-properties officeooo:rsid="001cbc87" officeooo:paragraph-rsid="001cbc87"/>
    </style:style>
    <style:style style:name="P14" style:family="paragraph" style:parent-style-name="Standard">
      <style:text-properties officeooo:rsid="001da70a" officeooo:paragraph-rsid="001da70a"/>
    </style:style>
    <style:style style:name="P15" style:family="paragraph" style:parent-style-name="Standard">
      <style:text-properties officeooo:rsid="001da70a" officeooo:paragraph-rsid="001da70a" fo:background-color="transparent"/>
    </style:style>
    <style:style style:name="P16" style:family="paragraph" style:parent-style-name="Standard">
      <style:text-properties fo:color="#000000" officeooo:rsid="001da70a" officeooo:paragraph-rsid="001da70a" fo:background-color="transparent"/>
    </style:style>
    <style:style style:name="P17" style:family="paragraph" style:parent-style-name="Standard">
      <style:text-properties fo:color="#000000" officeooo:rsid="001da70a" officeooo:paragraph-rsid="001da70a"/>
    </style:style>
    <style:style style:name="P18" style:family="paragraph" style:parent-style-name="Standard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italic" style:text-underline-style="none" fo:font-weight="normal" style:text-blinking="false" fo:background-color="transparent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bold" style:text-blinking="false" fo:background-color="transparent"/>
    </style:style>
    <style:style style:name="P2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bold" style:text-blinking="false" fo:background-color="transparent"/>
    </style:style>
    <style:style style:name="P2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8pt" fo:font-style="italic" style:text-underline-style="none" fo:font-weight="bold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italic" style:text-underline-style="none" fo:font-weight="normal" style:text-blinking="false" fo:background-color="transparent"/>
    </style:style>
    <style:style style:name="T1" style:family="text">
      <style:text-properties officeooo:rsid="001b135d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fo:color="#c9211e"/>
    </style:style>
    <style:style style:name="T4" style:family="text">
      <style:text-properties fo:color="#c9211e" style:text-line-through-style="solid" style:text-line-through-type="single"/>
    </style:style>
    <style:style style:name="T5" style:family="text">
      <style:text-properties fo:color="#c9211e" style:text-line-through-style="solid" style:text-line-through-type="single"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color="#1b1b1b" fo:background-color="transparent" loext:char-shading-value="0"/>
    </style:style>
    <style:style style:name="T8" style:family="text">
      <style:text-properties style:font-name="Symbol" fo:background-color="transparent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/>
    </style:style>
    <style:style style:name="T11" style:family="text">
      <style:text-properties officeooo:rsid="001df9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P1" text:outline-level="1"><text:bookmark text:name="docs-internal-guid-64622afe-7fff-6738-15a0-603960245f63"/>Linguagens Formais e Autômatos</text:h>
      <text:p text:style-name="P21">Ciência da Computação</text:p>
      <text:p text:style-name="P19"/>
      <text:p text:style-name="P22">UFFS</text:p>
      <text:p text:style-name="P23">Atividade orientada semana 1<text:span text:style-name="T11">2</text:span></text:p>
      <text:p text:style-name="P18"><text:bookmark text:name="docs-internal-guid-2f28c1ac-7fff-dea8-604e-62cc2aa777b9"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20">Docente: BRAULIO MELLO</text:p>
      <text:p text:style-name="P20">Discente: JARDEL DUARTE </text:p>
      <text:p text:style-name="Text_20_body"><text:line-break/></text:p>
      <text:p text:style-name="P2"/>
      <text:p text:style-name="P2"><text:soft-page-break/><text:span text:style-name="T9">Objetivo: </text:span>Compreender teoremas de simplificação de GLC (Fatoração).</text:p>
      <text:p text:style-name="P2"/>
      <text:p text:style-name="P2"><text:span text:style-name="T9">Enunciado Fatore as GLCs a seguir:</text:span> </text:p>
      <text:p text:style-name="P2"/>
      <text:p text:style-name="P2">a) </text:p>
      <text:p text:style-name="P2"><text:span text:style-name="T2">S ::= 1A0 | 1B1</text:span> </text:p>
      <text:p text:style-name="P4">A ::= 1A0 | 100 </text:p>
      <text:p text:style-name="P2"><text:span text:style-name="T2">B ::= C10 | C01</text:span> </text:p>
      <text:p text:style-name="P2"><text:span text:style-name="T2">C ::= 11C | 11D</text:span> </text:p>
      <text:p text:style-name="P4"><text:span text:style-name="T1">D</text:span> ::= 1<text:span text:style-name="T1">0 </text:span><text:s text:c="2"/>| 11</text:p>
      <text:p text:style-name="P2"/>
      <text:p text:style-name="P3">S ::= 1S’</text:p>
      <text:p text:style-name="P6">S’::= A0 <text:s text:c="3"/>|<text:tab/>B1</text:p>
      <text:p text:style-name="P3">A ::= 1A’</text:p>
      <text:p text:style-name="P3">A’::= A0 <text:s text:c="3"/>|<text:tab/>00</text:p>
      <text:p text:style-name="P3">B ::= CB’</text:p>
      <text:p text:style-name="P3">B ::= 10 <text:s text:c="4"/>|<text:tab/>01</text:p>
      <text:p text:style-name="P3">C ::= 11C’</text:p>
      <text:p text:style-name="P6">C’ ::= C <text:s text:c="5"/>| <text:s text:c="4"/>D</text:p>
      <text:p text:style-name="P3">D ::= 1D’</text:p>
      <text:p text:style-name="P3">D’::= 0 <text:s text:c="5"/>| <text:s text:c="4"/>1</text:p>
      <text:p text:style-name="P3"/>
      <text:p text:style-name="P11">S ::= 1S’</text:p>
      <text:p text:style-name="P5">S’ ::= 1A’0 <text:s/>| <text:s/>CB’1</text:p>
      <text:p text:style-name="P7">S’ ::= 1A’0 <text:s/>| <text:s/>11C’B’1</text:p>
      <text:p text:style-name="P11">S’ ::= 1S’’</text:p>
      <text:p text:style-name="P11">S’’::= A’0 <text:s text:c="3"/>| 1C’B’1</text:p>
      <text:p text:style-name="P7">C’::= 11C’ <text:s text:c="2"/>| 1D’</text:p>
      <text:p text:style-name="P11">C’::= 1C’’</text:p>
      <text:p text:style-name="P11">C’’::= 1C’ <text:s text:c="2"/>| D’</text:p>
      <text:p text:style-name="P3"/>
      <text:p text:style-name="P2"/>
      <text:p text:style-name="P12">b) </text:p>
      <text:p text:style-name="P12"><text:span text:style-name="T2">S ::= </text:span><text:span text:style-name="T4">1</text:span><text:span text:style-name="T2">0D | </text:span><text:span text:style-name="T4">1</text:span><text:span text:style-name="T2">1C | 0B</text:span> </text:p>
      <text:p text:style-name="P12"><text:span text:style-name="T2">B ::= </text:span><text:span text:style-name="T5">1</text:span><text:span text:style-name="T2">CD | </text:span><text:span text:style-name="T5">1</text:span><text:span text:style-name="T2">01B | 01</text:span> </text:p>
      <text:p text:style-name="P12"><text:span text:style-name="T2">C ::= </text:span><text:span text:style-name="T4">1</text:span><text:span text:style-name="T2">01C | </text:span><text:span text:style-name="T4">1</text:span><text:span text:style-name="T2">B0 | 00</text:span> </text:p>
      <text:p text:style-name="P10">D ::= <text:span text:style-name="T3">0</text:span>0B | <text:span text:style-name="T3">0</text:span>11D | 110</text:p>
      <text:p text:style-name="P13"/>
      <text:p text:style-name="P13">S::= <text:s text:c="2"/>0B | 1S’</text:p>
      <text:p text:style-name="P13">S’::= <text:s/>0D <text:s/>| 1C</text:p>
      <text:p text:style-name="P13">B::= <text:s text:c="2"/>01 <text:s/>| 1B’</text:p>
      <text:p text:style-name="P13"/>
      <text:p text:style-name="P8">B’::= CD | 01B</text:p>
      <text:p text:style-name="P9">B’::= 1C’D | <text:span text:style-name="T3">0</text:span>0D | <text:span text:style-name="T3">0</text:span>1B</text:p>
      <text:p text:style-name="P14">B’::= 1C’D | 0B’’</text:p>
      <text:p text:style-name="P14">B’’::= 0D | 1B</text:p>
      <text:p text:style-name="P13">C::= <text:s/>1C’ | 00</text:p>
      <text:p text:style-name="P8">C’::= 01C | B0</text:p>
      <text:p text:style-name="P9">C’::= <text:span text:style-name="T3">01</text:span><text:span text:style-name="T6">C</text:span> | <text:span text:style-name="T3">01</text:span><text:span text:style-name="T6">0</text:span> | <text:span text:style-name="T7">1B’0</text:span></text:p>
      <text:p text:style-name="P15">C’::= 01C’’ | 1B’0</text:p>
      <text:p text:style-name="P15"><text:span text:style-name="T2">C’’::= C | 0</text:span> </text:p>
      <text:p text:style-name="P15"><text:span text:style-name="T2">C’’::= 1C’ | </text:span><text:span text:style-name="T4">0</text:span><text:span text:style-name="T2">0 | </text:span><text:span text:style-name="T4">0</text:span><text:span text:style-name="T3"> </text:span></text:p>
      <text:p text:style-name="P16"><text:soft-page-break/>C’’::= 1C’ | 0C’’’</text:p>
      <text:p text:style-name="P17"><text:span text:style-name="T6">C’’’::= 0 | </text:span><text:span text:style-name="T8">e</text:span></text:p>
      <text:p text:style-name="P13">D::= 0D’ | 110</text:p>
      <text:p text:style-name="P13">D’::= 0B | 11D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3:12:26.797165117</meta:creation-date>
    <dc:date>2021-09-08T13:57:29.945207215</dc:date>
    <meta:editing-duration>PT10M3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56" meta:word-count="228" meta:character-count="965" meta:non-whitespace-character-count="707"/>
  </office:meta>
</office:document-meta>
</file>